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Il Macinatoio di Panzano</text:p>
          </table:table-cell>
          <table:table-cell office:value-type="string">
            <text:p>Bandi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Sior 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12">
            <text:p>12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Biosfera Catarratto Igp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Plumbus </text:p>
          </table:table-cell>
          <table:table-cell office:value-type="string">
            <text:p>Bozzon Emi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Il Vermut Cannabis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Fine de Cognac</text:p>
          </table:table-cell>
          <table:table-cell office:value-type="string">
            <text:p>Hennes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Etiqueta Negra - Solera 23)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Riserva Limitada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XO Solera Gran Riserva 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isgnanum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em+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Villa Antinori Ryder Cup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Rosso di Verona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ar004+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Bordeaux Rouge</text:p>
          </table:table-cell>
          <table:table-cell office:value-type="string">
            <text:p>Comte de Dauz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00">
            <text:p>29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Merlot Galea Terreno Argilloso Vigne 80 Anni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Pinot Noir App. Bourgogne Control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557">
            <text:p>1557</text:p>
          </table:table-cell>
          <table:table-cell office:value-type="float" office:value="11">
            <text:p>11</text:p>
          </table:table-cell>
          <table:table-cell office:value-type="string">
            <text:p>s4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Toscana Rosso</text:p>
          </table:table-cell>
          <table:table-cell office:value-type="string">
            <text:p>Società Agricola Franc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Refosco (Regalo) e Rosso</text:p>
          </table:table-cell>
          <table:table-cell office:value-type="string">
            <text:p>Tonu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sarpi terr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Viticoltori De Concili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Bianca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4">
            <text:p>4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Meroi Bianco</text:p>
          </table:table-cell>
          <table:table-cell office:value-type="string">
            <text:p>Meroi Bian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Bianco Blend - Suo Tempo</text:p>
          </table:table-cell>
          <table:table-cell office:value-type="string">
            <text:p>Tonu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ol Credas (Extra Brut)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66">
            <text:p>66</text:p>
          </table:table-cell>
          <table:table-cell office:value-type="string">
            <text:p>Frigo bianchi+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anaja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gajo Rosé 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Don PX G.R. Magnum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Il Vermut Ribolla Gialla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H. Fuente Rum Nicaragua 15 Anni</text:p>
          </table:table-cell>
          <table:table-cell office:value-type="string">
            <text:p>H. Fuente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62">
            <text:p>4262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Rhum Agricole Guadalupe</text:p>
          </table:table-cell>
          <table:table-cell office:value-type="string">
            <text:p>J.Trefois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36">
            <text:p>4836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IRITS</text:p>
          </table:table-cell>
          <table:table-cell office:value-type="string">
            <text:p>Calvados Pays d'Auge 5 ans</text:p>
          </table:table-cell>
          <table:table-cell office:value-type="string">
            <text:p>Le Lieu Chéri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Nina Rosè Brut Millesimato Glera Raboso</text:p>
          </table:table-cell>
          <table:table-cell office:value-type="string">
            <text:p>Bozzon Emi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573">
            <text:p>573</text:p>
          </table:table-cell>
          <table:table-cell office:value-type="float" office:value="6">
            <text:p>6</text:p>
          </table:table-cell>
          <table:table-cell office:value-type="string">
            <text:p>totem+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gajo Rose, Bolle Bandite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5">
            <text:p>5</text:p>
          </table:table-cell>
          <table:table-cell office:value-type="string">
            <text:p>totem+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rosecco Magnum</text:p>
          </table:table-cell>
          <table:table-cell office:value-type="string">
            <text:p>Adami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roseco 3 Litri</text:p>
          </table:table-cell>
          <table:table-cell office:value-type="string">
            <text:p>Adami 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7786">
            <text:p>7786</text:p>
          </table:table-cell>
          <table:table-cell office:value-type="float" office:value="1">
            <text:p>1</text:p>
          </table:table-cell>
          <table:table-cell office:value-type="string">
            <text:p>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inot Bianco?</text:p>
          </table:table-cell>
          <table:table-cell office:value-type="string">
            <text:p>Comel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Amarone (dedica Il Bottegon)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rles Heidsieck</text:p>
          </table:table-cell>
          <table:table-cell office:value-type="string">
            <text:p>Charles Heidsi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114">
            <text:p>3114</text:p>
          </table:table-cell>
          <table:table-cell office:value-type="float" office:value="3">
            <text:p>3</text:p>
          </table:table-cell>
          <table:table-cell office:value-type="string">
            <text:p>Frigo Sala dx+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alon Champagne Cuvee's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mpagne</text:p>
          </table:table-cell>
          <table:table-cell office:value-type="string">
            <text:p>Joseph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aurent Perrier</text:p>
          </table:table-cell>
          <table:table-cell office:value-type="string">
            <text:p>Laurent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2950">
            <text:p>2950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4918">
            <text:p>4918</text:p>
          </table:table-cell>
          <table:table-cell office:value-type="float" office:value="4">
            <text:p>4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2t0jrp196j31qqqq8p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Monde</text:p>
          </table:table-cell>
          <table:table-cell office:value-type="float" office:value="23.664085">
            <text:p>23.664085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K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2t0jrp196j31qqqq8p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